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pple-system" svg:font-family="apple-system, 'Segoe UI', 'Helvetica Neue', 'Hiragino Kaku Gothic ProN', meiryo, sans-serif"/>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メイリオ" svg:font-family="メイリオ"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メイリオ1" svg:font-family="メイリオ"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5.286cm" fo:margin-top="0cm" fo:margin-bottom="0cm" table:align="center" style:writing-mode="lr-tb"/>
    </style:style>
    <style:style style:name="表1.A" style:family="table-column">
      <style:table-column-properties style:column-width="15.286cm"/>
    </style:style>
    <style:style style:name="表1.1" style:family="table-row">
      <style:table-row-properties style:min-row-height="5.749cm" fo:keep-together="auto"/>
    </style:style>
    <style:style style:name="表1.A1" style:family="table-cell">
      <style:table-cell-properties style:vertical-align="middle" fo:padding-left="0.191cm" fo:padding-right="0.191cm" fo:padding-top="0.501cm" fo:padding-bottom="0.501cm" fo:border-left="6pt solid #70adc9" fo:border-right="none" fo:border-top="1pt solid #70adc9" fo:border-bottom="1pt solid #70adc9" style:writing-mode="lr-tb"/>
    </style:style>
    <style:style style:name="P1" style:family="paragraph" style:parent-style-name="Contents_20_Heading">
      <style:text-properties officeooo:paragraph-rsid="00041ad1"/>
    </style:style>
    <style:style style:name="P2" style:family="paragraph" style:parent-style-name="Standard">
      <style:paragraph-properties fo:margin-left="0cm" fo:margin-right="0cm" fo:text-indent="0cm" style:auto-text-indent="false"/>
    </style:style>
    <style:style style:name="P3" style:family="paragraph" style:parent-style-name="タイトル">
      <style:text-properties fo:font-size="48pt" officeooo:paragraph-rsid="00032521" style:font-size-asian="48pt" style:font-size-complex="48pt"/>
    </style:style>
    <style:style style:name="P4" style:family="paragraph" style:parent-style-name="List">
      <style:text-properties officeooo:paragraph-rsid="000da6ed"/>
    </style:style>
    <style:style style:name="P5" style:family="paragraph" style:parent-style-name="Contents_20_Heading">
      <style:text-properties officeooo:paragraph-rsid="001e9129"/>
    </style:style>
    <style:style style:name="P6" style:family="paragraph" style:parent-style-name="Contents_20_Heading">
      <style:text-properties officeooo:paragraph-rsid="001f68d3"/>
    </style:style>
    <style:style style:name="P7" style:family="paragraph" style:parent-style-name="Heading_20_3" style:list-style-name=""/>
    <style:style style:name="P8" style:family="paragraph" style:parent-style-name="Heading_20_3">
      <style:paragraph-properties fo:break-before="page"/>
    </style:style>
    <style:style style:name="P9" style:family="paragraph" style:parent-style-name="Heading_20_9">
      <style:text-properties officeooo:paragraph-rsid="00095f99"/>
    </style:style>
    <style:style style:name="P10" style:family="paragraph" style:parent-style-name="Standard" style:list-style-name="List_20_1">
      <style:paragraph-properties fo:line-height="190%" fo:text-align="start" style:justify-single-word="false" fo:orphans="2" fo:widows="2" fo:padding="0cm" fo:border="none"/>
      <style:text-properties officeooo:paragraph-rsid="001f68d3"/>
    </style:style>
    <style:style style:name="P11" style:family="paragraph" style:parent-style-name="Standard" style:list-style-name="List_20_1">
      <style:paragraph-properties fo:line-height="190%" fo:text-align="start" style:justify-single-word="false" fo:orphans="2" fo:widows="2" fo:padding="0cm" fo:border="none"/>
      <style:text-properties officeooo:paragraph-rsid="001e9129"/>
    </style:style>
    <style:style style:name="P12" style:family="paragraph" style:parent-style-name="Text_20_body" style:list-style-name="List_20_1">
      <style:paragraph-properties fo:margin-top="0cm" fo:margin-bottom="0cm" style:contextual-spacing="false" fo:line-height="190%" fo:text-align="start" style:justify-single-word="false" fo:orphans="2" fo:widows="2" fo:padding="0cm" fo:border="none"/>
    </style:style>
    <style:style style:name="P13" style:family="paragraph" style:parent-style-name="Text_20_body" style:list-style-name="List_20_1">
      <style:paragraph-properties fo:margin-top="0cm" fo:margin-bottom="0cm" style:contextual-spacing="false" fo:line-height="190%" fo:orphans="2" fo:widows="2" fo:padding="0cm" fo:border="none"/>
    </style:style>
    <style:style style:name="P14" style:family="paragraph" style:parent-style-name="Text_20_body" style:list-style-name="List_20_1">
      <style:paragraph-properties fo:line-height="190%" fo:orphans="2" fo:widows="2" fo:padding="0cm" fo:border="none"/>
    </style:style>
    <style:style style:name="P15" style:family="paragraph" style:parent-style-name="Text_20_body" style:list-style-name="List_20_1">
      <style:paragraph-properties fo:line-height="190%" fo:orphans="2" fo:widows="2" fo:padding="0cm" fo:border="none"/>
      <style:text-properties officeooo:paragraph-rsid="001e9129"/>
    </style:style>
    <style:style style:name="P16" style:family="paragraph" style:parent-style-name="Text_20_body" style:list-style-name="List_20_1">
      <style:paragraph-properties fo:line-height="190%" fo:text-align="start" style:justify-single-word="false" fo:orphans="2" fo:widows="2" fo:padding="0cm" fo:border="none"/>
      <style:text-properties officeooo:paragraph-rsid="001e9129"/>
    </style:style>
    <style:style style:name="P17" style:family="paragraph" style:parent-style-name="Text_20_body_20_indent">
      <style:text-properties officeooo:rsid="0022157f" officeooo:paragraph-rsid="0022157f"/>
    </style:style>
    <style:style style:name="T1" style:family="text">
      <style:text-properties fo:font-variant="normal" fo:text-transform="none" fo:color="#333333" loext:opacity="100%" fo:letter-spacing="normal" style:font-name-asian="apple-system" style:font-size-asian="12pt" style:font-style-asian="normal" style:font-weight-asian="normal"/>
    </style:style>
    <style:style style:name="T2" style:family="text">
      <style:text-properties fo:font-variant="normal" fo:text-transform="none" fo:color="#333333" loext:opacity="100%" style:font-name="apple-system" fo:font-size="12pt" fo:letter-spacing="normal" fo:font-style="normal" fo:font-weight="normal" style:font-name-asian="apple-system" style:font-size-asian="12pt" style:font-style-asian="normal" style:font-weight-asian="normal"/>
    </style:style>
    <style:style style:name="T3" style:family="text">
      <style:text-properties fo:font-variant="normal" fo:text-transform="none" fo:color="#333333" loext:opacity="100%" fo:font-size="10.5pt" fo:letter-spacing="normal" officeooo:rsid="000d4d52" style:font-name-asian="apple-system" style:font-size-asian="10.5pt" style:font-style-asian="normal" style:font-weight-asian="normal" style:font-size-complex="10.5pt"/>
    </style:style>
    <style:style style:name="T4" style:family="text">
      <style:text-properties fo:font-variant="normal" fo:text-transform="none" fo:color="#202124" loext:opacity="100%" fo:letter-spacing="normal" style:font-name-asian="arial" style:font-size-asian="12pt" style:font-style-asian="normal" style:font-weight-asian="normal"/>
    </style:style>
    <style:style style:name="T5" style:family="text">
      <style:text-properties officeooo:rsid="001f68d3"/>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List_20_Heading"><text:span text:style-name="Emphasis">関係社外秘</text:span></text:p>
      <text:p text:style-name="Standard"/>
      <text:p text:style-name="Standard"/>
      <text:p text:style-name="Standard"/>
      <text:p text:style-name="Standard"/>
      <text:p text:style-name="Standard"/>
      <text:p text:style-name="Standard"/>
      <text:p text:style-name="P3"/>
      <text:p text:style-name="Standard"/>
      <text:p text:style-name="Standard"/>
      <text:p text:style-name="Standard"/>
      <text:p text:style-name="Standard"/>
      <text:p text:style-name="Standard"/>
      <text:p text:style-name="Standard"/>
      <text:p text:style-name="Standard"/>
      <text:p text:style-name="Standard"/>
      <text:p text:style-name="Standard"/>
      <table:table table:name="表1" table:style-name="表1">
        <table:table-column table:style-name="表1.A"/>
        <table:table-row table:style-name="表1.1">
          <table:table-cell table:style-name="表1.A1" office:value-type="string">
            <text:p text:style-name="タイトル">チーム開発演習</text:p>
            <text:p text:style-name="タイトル"/>
            <text:p text:style-name="タイトル">通販システム</text:p>
            <text:p text:style-name="タイトル"/>
            <text:p text:style-name="タイトル">コーディング規約</text:p>
          </table:table-cell>
        </table:table-row>
      </table:table>
      <text:p text:style-name="P2"/>
      <text:p text:style-name="Standard"/>
      <text:p text:style-name="Standard"/>
      <text:p text:style-name="Standard"/>
      <text:p text:style-name="Standard"> </text:p>
      <text:p text:style-name="Standard"/>
      <text:p text:style-name="Contents_20_Heading"><text:soft-page-break/></text:p>
      <text:p text:style-name="Contents_20_Heading"/>
      <text:p text:style-name="Contents_20_Heading">目次</text:p>
      <text:p text:style-name="Contents_20_Heading">１ はじめに<text:tab/><text:tab/><text:tab/><text:tab/><text:tab/><text:tab/>3</text:p>
      <text:p text:style-name="Contents_20_Heading">２ システム開発の構成　<text:tab/><text:tab/><text:tab/><text:span text:style-name="T5">3</text:span></text:p>
      <text:p text:style-name="P1"><text:tab/>２-１システム名称<text:tab/><text:tab/><text:tab/><text:tab/><text:span text:style-name="T5">3</text:span></text:p>
      <text:p text:style-name="P1"><text:tab/>２-２システムのフォルダ構成<text:tab/><text:tab/><text:span text:style-name="T5">3</text:span></text:p>
      <text:p text:style-name="Contents_20_Heading">３ 命名規則<text:tab/><text:tab/><text:tab/><text:tab/><text:tab/><text:tab/><text:span text:style-name="T5">3</text:span></text:p>
      <text:p text:style-name="Contents_20_Heading"><text:tab/>３-１クラスファイルの命名<text:tab/><text:tab/><text:span text:style-name="T5">4</text:span></text:p>
      <text:p text:style-name="P5"><text:tab/>３-２メソッドの命名<text:tab/><text:tab/><text:tab/><text:span text:style-name="T5">4</text:span></text:p>
      <text:p text:style-name="P5"><text:tab/>３-３変数の命名<text:tab/><text:tab/><text:tab/><text:tab/><text:span text:style-name="T5">4</text:span></text:p>
      <text:p text:style-name="P1">４コーディングスタイル<text:tab/><text:tab/><text:tab/><text:tab/>5</text:p>
      <text:p text:style-name="P1"><text:tab/>４-１インデント<text:tab/><text:tab/><text:tab/><text:tab/>6</text:p>
      <text:p text:style-name="P1">５ リリース<text:tab/><text:tab/><text:tab/><text:tab/><text:tab/><text:tab/>12</text:p>
      <text:p text:style-name="P6"><text:tab/>５-１ エラーメッセージ<text:tab/><text:tab/><text:tab/></text:p>
      <text:h text:style-name="P7" text:outline-level="3"/>
      <text:h text:style-name="P8" text:outline-level="3">１はじめに</text:h>
      <text:p text:style-name="Text_20_body_20_indent">本書では、架空の顧客からの要望を記載しています。</text:p>
      <text:p text:style-name="Text_20_body_20_indent">初学者向け研修で利用することを考慮して、一般的な要件定義書の内容よりも量と粒度を抑えてあります。ご留意ください。</text:p>
      <text:p text:style-name="Text_20_body_20_indent"/>
      <text:p text:style-name="P4"/>
      <text:h text:style-name="Heading_20_3" text:outline-level="3">２システム開発の目的</text:h>
      <text:h text:style-name="Heading_20_9" text:outline-level="9">２-１システム名称</text:h>
      <text:p text:style-name="Text_20_body_20_indent">シェアードショップシステム</text:p>
      <text:p text:style-name="Text_20_body_20_indent">著者<text:tab/>：システムシェアード</text:p>
      <text:p text:style-name="Text_20_body_20_indent">追加著者：花より漢気</text:p>
      <text:p text:style-name="Text_20_body_20_indent"/>
      <text:h text:style-name="P9" text:outline-level="9">２-２システムのフォルダ構成</text:h>
      <text:p text:style-name="Quotations">システムシェアードシステム</text:p>
      <text:p text:style-name="Quotations"><text:line-break/><text:span text:style-name="T3">別紙でフォルダの構成図を準備しています。</text:span></text:p>
      <text:p text:style-name="Quotations"/>
      <text:p text:style-name="Quotations">ファイル名：99_フォルダ構成図.docx</text:p>
      <text:p text:style-name="Quotations"/>
      <text:p text:style-name="Standard"/>
      <text:h text:style-name="Heading_20_3" text:outline-level="3">３命名規則</text:h>
      <text:list xml:id="list120511517" text:style-name="List_20_1">
        <text:list-item>
          <text:list>
            <text:list-item>
              <text:p text:style-name="P15"><text:span text:style-name="T1">　大文字と小文字は区別される</text:span></text:p>
            </text:list-item>
            <text:list-item>
              <text:p text:style-name="P15"><text:span text:style-name="T1">　先頭文字に数字は使えない</text:span></text:p>
            </text:list-item>
            <text:list-item>
              <text:p text:style-name="P15"><text:span text:style-name="T1">　文字数制限はない</text:span></text:p>
            </text:list-item>
            <text:list-item>
              <text:p text:style-name="P11"><text:span text:style-name="T1">　すべての</text:span><text:span text:style-name="T2">Unicode</text:span><text:span text:style-name="T1">文字が利用できる </text:span></text:p>
            </text:list-item>
            <text:list-item>
              <text:p text:style-name="P10"><text:span text:style-name="T1">　予約語は使えない </text:span></text:p>
            </text:list-item>
          </text:list>
        </text:list-item>
      </text:list>
      <text:h text:style-name="Heading_20_9" text:outline-level="9" text:is-list-header="true"><text:soft-page-break/>３-１クラスファイル命名</text:h>
      <text:p text:style-name="P17"/>
      <text:list xml:id="list170640898583269" text:continue-numbering="true" text:style-name="List_20_1">
        <text:list-item>
          <text:list>
            <text:list-item>
              <text:p text:style-name="P14"><text:span text:style-name="T1">　先頭を大文字</text:span></text:p>
            </text:list-item>
            <text:list-item>
              <text:p text:style-name="P16"><text:span text:style-name="T1">　それ以外は小文字</text:span></text:p>
            </text:list-item>
            <text:list-item>
              <text:p text:style-name="P11"><text:span text:style-name="T1">　言葉の区切りは大文字</text:span></text:p>
            </text:list-item>
          </text:list>
        </text:list-item>
      </text:list>
      <text:p text:style-name="Standard"/>
      <text:h text:style-name="Heading_20_9" text:outline-level="9" text:is-list-header="true">３-２メソッド命名</text:h>
      <text:list xml:id="list170640861651208" text:continue-numbering="true" text:style-name="List_20_1">
        <text:list-item>
          <text:list>
            <text:list-item>
              <text:p text:style-name="P12"><text:span text:style-name="T1">先頭を小文字</text:span></text:p>
            </text:list-item>
            <text:list-item>
              <text:p text:style-name="P12"><text:span text:style-name="T1">以降も小文字</text:span></text:p>
            </text:list-item>
            <text:list-item>
              <text:p text:style-name="P12"><text:span text:style-name="T1">言葉の区切りは大文字</text:span></text:p>
            </text:list-item>
            <text:list-item>
              <text:p text:style-name="P12"><text:span text:style-name="T1">予約語ではない英単語と略語を組み合わせることが多い</text:span></text:p>
            </text:list-item>
          </text:list>
        </text:list-item>
      </text:list>
      <text:p text:style-name="Standard"/>
      <text:h text:style-name="Heading_20_9" text:outline-level="9" text:is-list-header="true">３-３変数の命名</text:h>
      <text:p text:style-name="Text_20_body_20_indent"/>
      <text:list xml:id="list170640115475642" text:continue-numbering="true" text:style-name="List_20_1">
        <text:list-item>
          <text:list>
            <text:list-item>
              <text:p text:style-name="P13"><text:span text:style-name="T1">すべて小文字</text:span></text:p>
            </text:list-item>
            <text:list-item>
              <text:p text:style-name="P14"><text:span text:style-name="T1">複合文字の場合は区切りを大文字する</text:span></text:p>
            </text:list-item>
          </text:list>
        </text:list-item>
      </text:list>
      <text:h text:style-name="Heading_20_3" text:outline-level="3">４コーディングスタイル</text:h>
      <text:p text:style-name="Text_20_body_20_indent"><text:span text:style-name="T1">コーディングスタイルはインデントの仕方とか、中かっこの位置とか、コメントの位置や内容とかを決めておきます。</text:span> </text:p>
      <text:h text:style-name="Heading_20_9" text:outline-level="9" text:is-list-header="true">４-１インデント</text:h>
      <text:p text:style-name="Text_20_body_20_indent"><text:span text:style-name="T4">文章の行頭に空白を挿入して先頭の文字を右に押しやること。 また、そのために左端に挿入された空白や、テキストエディタやワープロソフトの持つ字下げ機能のこと</text:span> </text:p>
      <text:p text:style-name="Standard"/>
      <text:p text:style-name="Standard">５品質要求</text:p>
      <text:p text:style-name="Standard">本システムに必要な品質要求を下記に示す。</text:p>
      <text:p text:style-name="Standard">品質要求名<text:tab/>概要</text:p>
      <text:p text:style-name="Standard">使用性(操作性)<text:tab/>現行システムと同等の操作性を維持すること</text:p>
      <text:p text:style-name="Standard">保守性<text:tab/>現行システムのソフトウェア構成を維持すること</text:p>
      <text:p text:style-name="Standard"/>
      <text:p text:style-name="Standard"/>
      <text:p text:style-name="Standard"/>
      <text:p text:style-name="Standard"><text:soft-page-break/></text:p>
      <text:p text:style-name="Standard"/>
      <text:p text:style-name="Standard"/>
      <text:p text:style-name="Standard"> </text:p>
      <text:p text:style-name="Standard"/>
      <text:p text:style-name="Standard">６セキュリティ要求</text:p>
      <text:p text:style-name="Standard">本システムに必要なセキュリティ要求を下記に示す。</text:p>
      <text:p text:style-name="Standard"/>
      <text:p text:style-name="Standard">セキュリティ要求名<text:tab/>概要</text:p>
      <text:p text:style-name="Standard">不正アクセス防止<text:tab/>ログインしていない状態で利用できる機能を制限する</text:p>
      <text:p text:style-name="Standard">特権的権限の保護<text:tab/>一般会員としてログインした状態で運用管理者機能、システム管理者機能を利用できないように制御する</text:p>
      <text:p text:style-name="Standard">個人情報保護<text:tab/>個人情報が第3者に不正利用されることを防ぐため、以下の情報の表示は伏せる</text:p>
      <text:p text:style-name="Standard"><text:tab/>会員のログインパスワード</text:p>
      <text:p text:style-name="Standard">SQLインジェクション対策<text:tab/>SQLインジェクション攻撃への対策を考慮したソフトウェア設計にする</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pple-system" svg:font-family="apple-system, 'Segoe UI', 'Helvetica Neue', 'Hiragino Kaku Gothic ProN', meiryo, sans-serif"/>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メイリオ" svg:font-family="メイリオ"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メイリオ1" svg:font-family="メイリオ"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_20_Table" style:display-name="Normal Table" style:family="paragraph" style:default-outline-level="">
      <style:paragraph-properties fo:text-align="start" style:justify-single-word="false" fo:orphans="2" fo:widows="2" style:vertical-align="auto"/>
      <style:text-properties style:font-name="メイリオ" fo:font-family="メイリオ" style:font-family-generic="roman" style:font-pitch="variable" fo:font-size="10.5pt" fo:language="en" fo:country="US" style:letter-kerning="true" style:font-name-asian="メイリオ1" style:font-family-asian="メイリオ" style:font-family-generic-asian="system" style:font-pitch-asian="variable" style:font-size-asian="10.5pt" style:language-asian="ja" style:country-asian="JP" style:font-name-complex="メイリオ1" style:font-family-complex="メイリオ" style:font-family-generic-complex="system" style:font-pitch-complex="variable" style:font-size-complex="10.5pt" style:language-complex="ar" style:country-complex="SA"/>
    </style:style>
    <style:style style:name="タイトル" style:family="paragraph" style:parent-style-name="Standard" style:default-outline-level="">
      <style:paragraph-properties fo:margin-left="0cm" fo:margin-right="0cm" fo:line-height="1.482cm" fo:text-indent="0cm" style:auto-text-indent="false"/>
      <style:text-properties fo:color="#70adc9" loext:opacity="100%" fo:font-size="36pt" style:font-size-asian="36pt" style:font-size-complex="3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Default_20_Paragraph_20_Font" style:display-name="Default Paragraph Font" style:family="text"/>
    <style:style style:name="タイトル_20__28_文字_29_" style:display-name="タイトル (文字)" style:family="text" style:parent-style-name="Default_20_Paragraph_20_Font">
      <style:text-properties fo:color="#70adc9" loext:opacity="100%" fo:font-size="36pt" style:font-size-asian="36pt" style:font-size-complex="36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suffix="." style:num-format="1">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4T10:20:58.035000000</meta:creation-date>
    <dc:date>2021-06-04T17:06:38.946000000</dc:date>
    <meta:editing-duration>PT31M39S</meta:editing-duration>
    <meta:editing-cycles>5</meta:editing-cycles>
    <meta:generator>LibreOffice/7.0.4.2$Windows_X86_64 LibreOffice_project/dcf040e67528d9187c66b2379df5ea4407429775</meta:generator>
    <meta:document-statistic meta:table-count="1" meta:image-count="0" meta:object-count="0" meta:page-count="5" meta:paragraph-count="66" meta:word-count="1007" meta:character-count="1112" meta:non-whitespace-character-count="1026"/>
  </office:meta>
</office:document-meta>
</file>